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paragraph-properties fo:margin-left="0cm" fo:margin-right="0cm" fo:text-align="start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Kaggle DSTL Feature Detection compet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>Contenu</text:p>
            <text:p/>
            <text:list text:style-name="L1">
              <text:list-item>
                <text:p text:style-name="P1">Présentation de la compétition</text:p>
                <text:list>
                  <text:list-item>
                    <text:list>
                      <text:list-item>
                        <text:p text:style-name="P1"><text:span text:style-name="T1">Bréf intro en kaggle compétion</text:span></text:p>
                      </text:list-item>
                      <text:list-item>
                        <text:p text:style-name="P1"><text:span text:style-name="T1">Dates, Nb participants, Images, context, d'autres info sur la compétition</text:span></text:p>
                      </text:list-item>
                    </text:list>
                  </text:list-item>
                </text:list>
              </text:list-item>
              <text:list-item>
                <text:p text:style-name="P1"/>
                <text:list>
                  <text:list-header>
                    <text:p text:style-name="P1"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 F</meta:initial-creator>
    <meta:creation-date>2017-03-19T01:54:21</meta:creation-date>
    <meta:editing-duration>PT10M52S</meta:editing-duration>
    <meta:editing-cycles>2</meta:editing-cycles>
    <dc:date>2017-03-19T02:04:58</dc:date>
    <dc:creator>V F</dc:creator>
    <meta:document-statistic meta:object-count="31"/>
    <meta:generator>OpenOffice/4.1.3$Unix OpenOffice.org_project/413m1$Build-9783</meta:generator>
  </office:meta>
</office:document-meta>
</file>